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b1f3" officeooo:paragraph-rsid="000cb1f3"/>
    </style:style>
    <style:style style:name="P2" style:family="paragraph" style:parent-style-name="Standard">
      <style:paragraph-properties fo:text-align="start" style:justify-single-word="false"/>
      <style:text-properties officeooo:rsid="000cb1f3" officeooo:paragraph-rsid="000cb1f3"/>
    </style:style>
    <style:style style:name="P3" style:family="paragraph" style:parent-style-name="Standard">
      <style:paragraph-properties fo:text-align="start" style:justify-single-word="false"/>
      <style:text-properties officeooo:rsid="000e20a3" officeooo:paragraph-rsid="000e20a3"/>
    </style:style>
    <style:style style:name="P4" style:family="paragraph" style:parent-style-name="Standard">
      <style:paragraph-properties fo:text-align="start" style:justify-single-word="false"/>
      <style:text-properties officeooo:rsid="000e20a3" officeooo:paragraph-rsid="000e27eb"/>
    </style:style>
    <style:style style:name="P5" style:family="paragraph" style:parent-style-name="Standard">
      <style:paragraph-properties fo:text-align="start" style:justify-single-word="false"/>
      <style:text-properties officeooo:rsid="000e20a3" officeooo:paragraph-rsid="001013a5"/>
    </style:style>
    <style:style style:name="P6" style:family="paragraph" style:parent-style-name="Standard">
      <style:paragraph-properties fo:text-align="start" style:justify-single-word="false"/>
      <style:text-properties officeooo:rsid="000e20a3" officeooo:paragraph-rsid="00107093"/>
    </style:style>
    <style:style style:name="P7" style:family="paragraph" style:parent-style-name="Standard">
      <style:paragraph-properties fo:text-align="start" style:justify-single-word="false"/>
      <style:text-properties officeooo:rsid="000e20a3" officeooo:paragraph-rsid="0010ff3b"/>
    </style:style>
    <style:style style:name="P8" style:family="paragraph" style:parent-style-name="Standard">
      <style:paragraph-properties fo:text-align="start" style:justify-single-word="false"/>
      <style:text-properties officeooo:rsid="000e20a3" officeooo:paragraph-rsid="00112d73"/>
    </style:style>
    <style:style style:name="P9" style:family="paragraph" style:parent-style-name="Standard">
      <style:paragraph-properties fo:text-align="start" style:justify-single-word="false"/>
      <style:text-properties officeooo:rsid="0011a1d6" officeooo:paragraph-rsid="0011a1d6"/>
    </style:style>
    <style:style style:name="P10" style:family="paragraph" style:parent-style-name="Standard">
      <style:paragraph-properties fo:text-align="start" style:justify-single-word="false"/>
      <style:text-properties officeooo:rsid="00144bde" officeooo:paragraph-rsid="00144bde"/>
    </style:style>
    <style:style style:name="P11" style:family="paragraph" style:parent-style-name="Standard">
      <style:paragraph-properties fo:text-align="start" style:justify-single-word="false"/>
      <style:text-properties officeooo:rsid="00147fdb" officeooo:paragraph-rsid="00147fdb"/>
    </style:style>
    <style:style style:name="P12" style:family="paragraph" style:parent-style-name="Standard">
      <style:paragraph-properties fo:text-align="start" style:justify-single-word="false"/>
      <style:text-properties officeooo:rsid="0014cf56" officeooo:paragraph-rsid="0014cf56"/>
    </style:style>
    <style:style style:name="P13" style:family="paragraph" style:parent-style-name="Standard">
      <style:paragraph-properties fo:text-align="start" style:justify-single-word="false"/>
      <style:text-properties officeooo:rsid="0014fc1d" officeooo:paragraph-rsid="0014fc1d"/>
    </style:style>
    <style:style style:name="P14" style:family="paragraph" style:parent-style-name="Standard">
      <style:paragraph-properties fo:text-align="start" style:justify-single-word="false"/>
      <style:text-properties officeooo:rsid="00154ef6" officeooo:paragraph-rsid="00154ef6"/>
    </style:style>
    <style:style style:name="P15" style:family="paragraph" style:parent-style-name="Standard">
      <style:paragraph-properties fo:text-align="start" style:justify-single-word="false"/>
      <style:text-properties officeooo:rsid="00172de9" officeooo:paragraph-rsid="00172de9"/>
    </style:style>
    <style:style style:name="P16" style:family="paragraph" style:parent-style-name="Standard">
      <style:paragraph-properties fo:text-align="start" style:justify-single-word="false"/>
      <style:text-properties officeooo:rsid="0017eab3" officeooo:paragraph-rsid="0017eab3"/>
    </style:style>
    <style:style style:name="P17" style:family="paragraph" style:parent-style-name="Standard">
      <style:paragraph-properties fo:text-align="start" style:justify-single-word="false"/>
      <style:text-properties officeooo:rsid="0018245d" officeooo:paragraph-rsid="0018245d"/>
    </style:style>
    <style:style style:name="P18" style:family="paragraph" style:parent-style-name="Standard">
      <style:paragraph-properties fo:text-align="start" style:justify-single-word="false"/>
      <style:text-properties officeooo:rsid="001ba636" officeooo:paragraph-rsid="001ba636"/>
    </style:style>
    <style:style style:name="P19" style:family="paragraph" style:parent-style-name="Standard">
      <style:paragraph-properties fo:text-align="start" style:justify-single-word="false"/>
      <style:text-properties officeooo:rsid="001e1f02" officeooo:paragraph-rsid="001f0445"/>
    </style:style>
    <style:style style:name="P20" style:family="paragraph" style:parent-style-name="Standard">
      <style:paragraph-properties fo:text-align="start" style:justify-single-word="false"/>
      <style:text-properties officeooo:rsid="001e1f02" officeooo:paragraph-rsid="001f69ec"/>
    </style:style>
    <style:style style:name="P21" style:family="paragraph" style:parent-style-name="Standard">
      <style:paragraph-properties fo:text-align="start" style:justify-single-word="false"/>
      <style:text-properties officeooo:rsid="001f69ec" officeooo:paragraph-rsid="001f69ec"/>
    </style:style>
    <style:style style:name="P22" style:family="paragraph" style:parent-style-name="Standard">
      <style:paragraph-properties fo:text-align="start" style:justify-single-word="false"/>
      <style:text-properties officeooo:rsid="000e27eb" officeooo:paragraph-rsid="001013a5"/>
    </style:style>
    <style:style style:name="P23" style:family="paragraph" style:parent-style-name="Standard">
      <style:paragraph-properties fo:text-align="start" style:justify-single-word="false"/>
      <style:text-properties officeooo:rsid="001013a5" officeooo:paragraph-rsid="001013a5"/>
    </style:style>
    <style:style style:name="P24" style:family="paragraph" style:parent-style-name="Standard">
      <style:paragraph-properties fo:text-align="start" style:justify-single-word="false"/>
      <style:text-properties officeooo:rsid="001013a5" officeooo:paragraph-rsid="00107093"/>
    </style:style>
    <style:style style:name="P25" style:family="paragraph" style:parent-style-name="Standard">
      <style:paragraph-properties fo:text-align="start" style:justify-single-word="false"/>
      <style:text-properties officeooo:rsid="00107093" officeooo:paragraph-rsid="0010ff3b"/>
    </style:style>
    <style:style style:name="P26" style:family="paragraph" style:parent-style-name="Standard">
      <style:paragraph-properties fo:text-align="start" style:justify-single-word="false"/>
      <style:text-properties officeooo:rsid="0010ff3b" officeooo:paragraph-rsid="0010ff3b"/>
    </style:style>
    <style:style style:name="P27" style:family="paragraph" style:parent-style-name="Standard">
      <style:paragraph-properties fo:text-align="start" style:justify-single-word="false"/>
      <style:text-properties officeooo:rsid="0010ff3b" officeooo:paragraph-rsid="00112d73"/>
    </style:style>
    <style:style style:name="P28" style:family="paragraph" style:parent-style-name="Standard">
      <style:paragraph-properties fo:text-align="start" style:justify-single-word="false"/>
      <style:text-properties officeooo:rsid="001f0445" officeooo:paragraph-rsid="001f0445"/>
    </style:style>
    <style:style style:name="P29" style:family="paragraph" style:parent-style-name="Standard">
      <style:paragraph-properties fo:text-align="start" style:justify-single-word="false"/>
      <style:text-properties officeooo:rsid="001fcccd" officeooo:paragraph-rsid="001fcccd"/>
    </style:style>
    <style:style style:name="P30" style:family="paragraph" style:parent-style-name="Standard">
      <style:paragraph-properties fo:text-align="start" style:justify-single-word="false"/>
      <style:text-properties officeooo:rsid="0025ae07" officeooo:paragraph-rsid="0025ae07"/>
    </style:style>
    <style:style style:name="P31" style:family="paragraph" style:parent-style-name="Standard">
      <style:paragraph-properties fo:text-align="start" style:justify-single-word="false"/>
      <style:text-properties officeooo:rsid="00266093" officeooo:paragraph-rsid="00266093"/>
    </style:style>
    <style:style style:name="P32" style:family="paragraph" style:parent-style-name="Standard">
      <style:paragraph-properties fo:text-align="start" style:justify-single-word="false"/>
      <style:text-properties officeooo:rsid="002791a1" officeooo:paragraph-rsid="002791a1"/>
    </style:style>
    <style:style style:name="P33" style:family="paragraph" style:parent-style-name="Standard">
      <style:paragraph-properties fo:text-align="start" style:justify-single-word="false"/>
      <style:text-properties officeooo:rsid="002ba3c8" officeooo:paragraph-rsid="002ba3c8"/>
    </style:style>
    <style:style style:name="P34" style:family="paragraph" style:parent-style-name="Standard">
      <style:paragraph-properties fo:text-align="start" style:justify-single-word="false"/>
      <style:text-properties officeooo:rsid="002e4f85" officeooo:paragraph-rsid="002e4f85"/>
    </style:style>
    <style:style style:name="P35" style:family="paragraph" style:parent-style-name="Standard">
      <style:paragraph-properties fo:text-align="start" style:justify-single-word="false"/>
      <style:text-properties officeooo:rsid="002e4f85" officeooo:paragraph-rsid="002feb29"/>
    </style:style>
    <style:style style:name="P36" style:family="paragraph" style:parent-style-name="Standard">
      <style:paragraph-properties fo:text-align="start" style:justify-single-word="false"/>
      <style:text-properties officeooo:rsid="002feb29" officeooo:paragraph-rsid="002feb29"/>
    </style:style>
    <style:style style:name="P37" style:family="paragraph" style:parent-style-name="Standard">
      <style:paragraph-properties fo:text-align="start" style:justify-single-word="false"/>
      <style:text-properties officeooo:rsid="002ffae9" officeooo:paragraph-rsid="002ffae9"/>
    </style:style>
    <style:style style:name="P38" style:family="paragraph" style:parent-style-name="Standard">
      <style:paragraph-properties fo:text-align="start" style:justify-single-word="false"/>
      <style:text-properties officeooo:rsid="00309371" officeooo:paragraph-rsid="00309371"/>
    </style:style>
    <style:style style:name="P39" style:family="paragraph" style:parent-style-name="Standard">
      <style:paragraph-properties fo:text-align="start" style:justify-single-word="false"/>
      <style:text-properties officeooo:rsid="00318a11" officeooo:paragraph-rsid="00318a11"/>
    </style:style>
    <style:style style:name="P40" style:family="paragraph" style:parent-style-name="Standard">
      <style:paragraph-properties fo:text-align="start" style:justify-single-word="false"/>
      <style:text-properties officeooo:rsid="0032e5bc" officeooo:paragraph-rsid="0032e5bc"/>
    </style:style>
    <style:style style:name="P41" style:family="paragraph" style:parent-style-name="Standard">
      <style:paragraph-properties fo:text-align="start" style:justify-single-word="false"/>
      <style:text-properties officeooo:rsid="0034b09c" officeooo:paragraph-rsid="0034b09c"/>
    </style:style>
    <style:style style:name="P42" style:family="paragraph" style:parent-style-name="Standard">
      <style:paragraph-properties fo:text-align="start" style:justify-single-word="false"/>
      <style:text-properties officeooo:rsid="00362d11" officeooo:paragraph-rsid="00362d11"/>
    </style:style>
    <style:style style:name="P43" style:family="paragraph" style:parent-style-name="Standard">
      <style:paragraph-properties fo:text-align="start" style:justify-single-word="false"/>
      <style:text-properties officeooo:rsid="0037f9e1" officeooo:paragraph-rsid="0037f9e1"/>
    </style:style>
    <style:style style:name="T1" style:family="text">
      <style:text-properties officeooo:rsid="0012cdfd"/>
    </style:style>
    <style:style style:name="T2" style:family="text">
      <style:text-properties officeooo:rsid="001f69ec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fo:font-style="normal" style:text-underline-style="none" officeooo:rsid="002feb29" style:font-style-asian="normal" style:font-style-complex="normal"/>
    </style:style>
    <style:style style:name="T5" style:family="text">
      <style:text-properties officeooo:rsid="00322e01"/>
    </style:style>
    <style:style style:name="T6" style:family="text">
      <style:text-properties officeooo:rsid="00347d23"/>
    </style:style>
    <style:style style:name="T7" style:family="text">
      <style:text-properties officeooo:rsid="0037cc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çon 13 </text:p>
      <text:p text:style-name="P2"/>
      <text:p text:style-name="P2"/>
      <text:p text:style-name="P2">Doc 1 </text:p>
      <text:p text:style-name="P2">Homme moderne doit se nourrir majoritairement de végétaux </text:p>
      <text:p text:style-name="P2">ne pas imaginer que huile d’olive bon pour la santé <text:s/></text:p>
      <text:p text:style-name="P2"/>
      <text:p text:style-name="P2"/>
      <text:p text:style-name="P3">Doc 2 </text:p>
      <text:p text:style-name="P3">origine originel des végétaux que l’on mange </text:p>
      <text:p text:style-name="P4">végétaux que nous consommons vienne de partout dans le monde </text:p>
      <text:p text:style-name="P22">ex fraise que l’on mange vienne de l’Amérique du Sud </text:p>
      <text:p text:style-name="P5"/>
      <text:p text:style-name="P23">Doc 3 </text:p>
      <text:p text:style-name="P24">carte des foyers</text:p>
      <text:p text:style-name="P6"/>
      <text:p text:style-name="P25">Doc 4 </text:p>
      <text:p text:style-name="P7"/>
      <text:p text:style-name="P26">Doc 5</text:p>
      <text:p text:style-name="P26">origine du maïs </text:p>
      <text:p text:style-name="P7"/>
      <text:p text:style-name="P26">Doc 6</text:p>
      <text:p text:style-name="P26">avantage du maïs par rapport a la téosinte</text:p>
      <text:p text:style-name="P26">maïs épis gros et peu = 20cm</text:p>
      <text:p text:style-name="P27">téosinte épis petit et nombreux = 5cm </text:p>
      <text:p text:style-name="P9">on dit que le maïs a des grains nues</text:p>
      <text:p text:style-name="P8"><text:span text:style-name="T1">maïs graines se disperse pas tous seul <text:s text:c="2"/></text:span><text:s/><text:span text:style-name="T1">donc sans nous maïs ne survivrais pas </text:span></text:p>
      <text:p text:style-name="P8"/>
      <text:p text:style-name="P10">Doc 7 </text:p>
      <text:p text:style-name="P10">image aubergine </text:p>
      <text:p text:style-name="P10"/>
      <text:p text:style-name="P11">Doc 10</text:p>
      <text:p text:style-name="P11"/>
      <text:p text:style-name="P11">Doc 11</text:p>
      <text:p text:style-name="P11">vrai tomate</text:p>
      <text:p text:style-name="P11">fraise des bois</text:p>
      <text:p text:style-name="P11"/>
      <text:p text:style-name="P11">I/</text:p>
      <text:p text:style-name="P11"/>
      <text:p text:style-name="P11"/>
      <text:p text:style-name="P11"/>
      <text:p text:style-name="P11">Doc 12</text:p>
      <text:p text:style-name="P11">fleur femelle pousse que sur le coté des tiges </text:p>
      <text:p text:style-name="P11">gène TB1 le maïs se met à ressembler à une téosinte </text:p>
      <text:p text:style-name="P12">les mut sont silencieuse </text:p>
      <text:p text:style-name="P13">plus expression de TB1 moins de ramifications </text:p>
      <text:p text:style-name="P13"/>
      <text:p text:style-name="P14">Doc 13</text:p>
      <text:p text:style-name="P14">TGA1 est responsable de l’apparition de la couche protectrice </text:p>
      <text:p text:style-name="P15">mut lys T</text:p>
      <text:p text:style-name="P16">indien croise la téosine les moins ramifier et ceux avec les coques les plus moles entre eux </text:p>
      <text:p text:style-name="P16"/>
      <text:p text:style-name="P17"><text:soft-page-break/>Mettre II/</text:p>
      <text:p text:style-name="P17"/>
      <text:p text:style-name="P18">Doc 15</text:p>
      <text:p text:style-name="P19">une variété végétal c’est une plante qui a été choisie de manière empirique à un moment donnée dans un endroit donnée </text:p>
      <text:p text:style-name="P19"/>
      <text:p text:style-name="P28">Doc 16</text:p>
      <text:p text:style-name="P19"/>
      <text:p text:style-name="P21"/>
      <text:p text:style-name="P21">effet d’hétérozyce </text:p>
      <text:p text:style-name="P20"><text:span text:style-name="T2">être hétérozygote = être avantagés, théoriquement </text:span><text:s/></text:p>
      <text:p text:style-name="P20"/>
      <text:p text:style-name="P29">Doc 17</text:p>
      <text:p text:style-name="P30">interspécifique puis inter-variétaux <text:s/></text:p>
      <text:p text:style-name="P30"/>
      <text:p text:style-name="P31">Doc 19</text:p>
      <text:p text:style-name="P31"/>
      <text:p text:style-name="P32">Doc 20 </text:p>
      <text:p text:style-name="P32"/>
      <text:p text:style-name="P32"/>
      <text:p text:style-name="P33">IV/</text:p>
      <text:p text:style-name="P33"/>
      <text:p text:style-name="P33"/>
      <text:p text:style-name="P33"/>
      <text:p text:style-name="P34">Doc 21</text:p>
      <text:p text:style-name="P34">sert a tuer les chalpis</text:p>
      <text:p text:style-name="P34"/>
      <text:p text:style-name="P34">Doc 22</text:p>
      <text:p text:style-name="P34">grande famine en Irlande</text:p>
      <text:p text:style-name="P34"/>
      <text:p text:style-name="P34">1Ma d’Irlandais sont partie au Etat Unis </text:p>
      <text:p text:style-name="P34"/>
      <text:p text:style-name="P34">Doc 23</text:p>
      <text:p text:style-name="P34"/>
      <text:p text:style-name="P35"><text:span text:style-name="T3">Doc 24 </text:span></text:p>
      <text:p text:style-name="P35"><text:span text:style-name="T4">pied de bananier Cavendish attaquer par un champignons</text:span> </text:p>
      <text:p text:style-name="P35"/>
      <text:p text:style-name="P36">recroisé les espèces actuelles avec les <text:s/>ascendants</text:p>
      <text:p text:style-name="P36"/>
      <text:p text:style-name="P36">Doc 25</text:p>
      <text:p text:style-name="P36"/>
      <text:p text:style-name="P36">Doc 26</text:p>
      <text:p text:style-name="P36">on recultive les vieux légumes </text:p>
      <text:p text:style-name="P36"/>
      <text:p text:style-name="P36">Doc 27</text:p>
      <text:p text:style-name="P36">vielle carotte</text:p>
      <text:p text:style-name="P36"/>
      <text:p text:style-name="P36"/>
      <text:p text:style-name="P36">Doc 28</text:p>
      <text:p text:style-name="P36"/>
      <text:p text:style-name="P36">Doc 29</text:p>
      <text:p text:style-name="P36"/>
      <text:p text:style-name="P36"><text:soft-page-break/>doc 31</text:p>
      <text:p text:style-name="P36"><text:s/></text:p>
      <text:p text:style-name="P36">doc 32</text:p>
      <text:p text:style-name="P36">faire des association</text:p>
      <text:p text:style-name="P36">3 effet</text:p>
      <text:p text:style-name="P36"/>
      <text:p text:style-name="P37">Mettre V/</text:p>
      <text:p text:style-name="P37"/>
      <text:p text:style-name="P37"/>
      <text:p text:style-name="P37"/>
      <text:p text:style-name="P37"/>
      <text:p text:style-name="P38">Doc 34</text:p>
      <text:p text:style-name="P38">meilleur alimentation</text:p>
      <text:p text:style-name="P38">sa explique pas tous </text:p>
      <text:p text:style-name="P38"/>
      <text:p text:style-name="P38">Doc 36</text:p>
      <text:p text:style-name="P39">meilleur croissance </text:p>
      <text:p text:style-name="P39"/>
      <text:p text:style-name="P40">Doc 37 </text:p>
      <text:p text:style-name="P40"/>
      <text:p text:style-name="P41">Doc 38</text:p>
      <text:p text:style-name="P41"/>
      <text:p text:style-name="P42">Doc <text:span text:style-name="T7">40</text:span></text:p>
      <text:p text:style-name="P43">conséquence génétique a l’agriculture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4-04T08:43:36.514000000</meta:creation-date>
    <dc:date>2023-04-11T10:18:54.385000000</dc:date>
    <meta:editing-duration>PT2H1M3S</meta:editing-duration>
    <meta:editing-cycles>38</meta:editing-cycles>
    <meta:generator>LibreOffice/6.3.5.2$Windows_X86_64 LibreOffice_project/dd0751754f11728f69b42ee2af66670068624673</meta:generator>
    <meta:document-statistic meta:table-count="0" meta:image-count="0" meta:object-count="0" meta:page-count="3" meta:paragraph-count="77" meta:word-count="322" meta:character-count="1722" meta:non-whitespace-character-count="1434"/>
  </office:meta>
</office:document-meta>
</file>